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re Franklin" svg:font-family="'Libre Franklin'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222222" style:font-name="Libre Franklin" fo:font-size="12pt" fo:font-style="normal" fo:font-weight="bold" style:font-size-asian="12pt" style:font-size-complex="12pt"/>
    </style:style>
    <style:style style:name="P2" style:family="paragraph" style:parent-style-name="Standard">
      <style:text-properties officeooo:rsid="000170d6" officeooo:paragraph-rsid="00017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cion Shell</text:p>
      <text:p text:style-name="Standard"><text:a xlink:type="simple" xlink:href="http://www.ibiblio.org/pub/Linux/docs/LDP/linuxfocus/Castellano/September2001/article216.shtml" text:style-name="Internet_20_link" text:visited-style-name="Visited_20_Internet_20_Link">http://www.ibiblio.org/pub/Linux/docs/LDP/linuxfocus/Castellano/September2001/article216.shtml</text:a> </text:p>
      <text:p text:style-name="Standard"/>
      <text:h text:style-name="P1" text:outline-level="1">CURSO BÁSICO DE LINUX</text:h>
      <text:p text:style-name="Standard"><text:a xlink:type="simple" xlink:href="https://iie.fing.edu.uy/personal/vagonbar/sample-page/curso-basico-de-linux/" text:style-name="Internet_20_link" text:visited-style-name="Visited_20_Internet_20_Link">https://iie.fing.edu.uy/personal/vagonbar/sample-page/curso-basico-de-linux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re Franklin" svg:font-family="'Libre Franklin'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27T11:45:46.841000000</dc:date>
    <meta:editing-duration>PT1M33S</meta:editing-duration>
    <meta:editing-cycles>1</meta:editing-cycles>
    <meta:document-statistic meta:table-count="0" meta:image-count="0" meta:object-count="0" meta:page-count="1" meta:paragraph-count="4" meta:word-count="8" meta:character-count="211" meta:non-whitespace-character-count="205"/>
  </office:meta>
</office:document-meta>
</file>